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01.999999999991829pt"/>
    </style:style>
    <style:style style:name="co2" style:family="table-column">
      <style:table-column-properties style:column-width="112.499999999991005pt"/>
    </style:style>
    <style:style style:name="co3" style:family="table-column">
      <style:table-column-properties style:column-width="81.750000000000000pt"/>
    </style:style>
    <style:style style:name="co4" style:family="table-column">
      <style:table-column-properties style:column-width="48.000000000000000pt"/>
    </style:style>
    <style:style style:name="ro1" style:family="table-row">
      <style:table-row-properties style:row-height="32.060000000000002pt"/>
    </style:style>
    <style:style style:name="ro2" style:family="table-row">
      <style:table-row-properties style:row-height="12.100000000000000pt"/>
    </style:style>
    <style:style style:name="ce1" style:family="table-cell">
      <style:table-cell-properties style:vertical-align="top"/>
      <style:text-properties fo:color="#1f1c1b" fo:font-family="Novecento wide" fo:font-size="7.000000000000000pt"/>
    </style:style>
    <style:style style:name="ce2" style:family="table-cell">
      <style:table-cell-properties style:text-align-source="fix" style:vertical-align="top"/>
      <style:paragraph-properties fo:text-align="center"/>
      <style:text-properties fo:color="#1f1c1b" fo:font-family="Novecento wide" fo:font-size="7.000000000000000pt"/>
    </style:style>
    <style:style style:name="ce3" style:family="table-cell">
      <style:table-cell-properties fo:background-color="#ff0307" fo:border="1pt solid #4224ff" style:text-align-source="fix" style:vertical-align="bottom"/>
      <style:paragraph-properties fo:text-align="center"/>
      <style:text-properties fo:color="#ffffff" fo:font-family="Novecento wide" fo:font-size="10.000000000000000pt" fo:font-weight="bold"/>
    </style:style>
    <style:style style:name="ce4" style:family="table-cell">
      <style:table-cell-properties fo:background-color="#dcdcdc" fo:border="1pt solid #000000" style:text-align-source="fix" style:vertical-align="bottom"/>
      <style:paragraph-properties fo:text-align="center"/>
      <style:text-properties fo:color="#1f1c1b" fo:font-family="Sans" fo:font-size="10.000000000000000pt"/>
    </style:style>
    <style:style style:name="ce5" style:family="table-cell">
      <style:table-cell-properties fo:border="1pt solid #000000" style:text-align-source="fix" style:vertical-align="bottom"/>
      <style:paragraph-properties fo:text-align="center"/>
      <style:text-properties fo:color="#000000" fo:font-family="Sans" fo:font-size="10.000000000000000pt"/>
    </style:style>
    <style:style style:name="ce6" style:family="table-cell">
      <style:table-cell-properties fo:background-color="#c3c3c3" fo:border="1pt solid #000000" style:text-align-source="fix" style:vertical-align="bottom"/>
      <style:paragraph-properties fo:text-align="center"/>
      <style:text-properties fo:color="#1f1c1b" fo:font-family="Sans" fo:font-size="10.000000000000000pt"/>
    </style:style>
    <style:style style:name="ce7" style:family="table-cell">
      <style:table-cell-properties style:vertical-align="bottom"/>
      <style:text-properties fo:color="#000000" fo:font-family="Sans" fo:font-size="10.000000000000000pt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/>
        <table:table-column table:style-name="co4" table:number-columns-repeated="253"/>
        <table:table-row table:style-name="ro1">
          <table:table-cell office:value-type="string" office:string-value="Ofcourse we" table:style-name="ce1">
            <text:p>Ofcourse we</text:p>
          </table:table-cell>
          <table:table-cell office:value-type="string" office:string-value="can do " table:style-name="ce2">
            <text:p>can do </text:p>
          </table:table-cell>
          <table:table-cell office:value-type="string" office:string-value="spreadsheets too!" table:style-name="ce1">
            <text:p>spreadsheets too!</text:p>
          </table:table-cell>
        </table:table-row>
        <table:table-row table:style-name="ro2">
          <table:table-cell office:value-type="string" office:string-value="Goats" table:style-name="ce3">
            <text:p>Goats</text:p>
          </table:table-cell>
          <table:table-cell office:value-type="string" office:string-value="Year" table:style-name="ce3">
            <text:p>Year</text:p>
          </table:table-cell>
          <table:table-cell office:value-type="string" office:string-value="Sum" table:style-name="ce3">
            <text:p>Sum</text:p>
          </table:table-cell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2013" table:style-name="ce4">
            <text:p>2013</text:p>
          </table:table-cell>
          <table:table-cell office:value-type="float" office:value="2015" table:style-name="ce4" table:formula="=[.$A3]+[.B3]">
            <text:p>2015</text:p>
          </table:table-cell>
        </table:table-row>
        <table:table-row table:style-name="ro2">
          <table:table-cell office:value-type="float" office:value="329" table:style-name="ce5">
            <text:p>329</text:p>
          </table:table-cell>
          <table:table-cell office:value-type="float" office:value="2014" table:style-name="ce5">
            <text:p>2014</text:p>
          </table:table-cell>
          <table:table-cell office:value-type="float" office:value="2343" table:style-name="ce5" table:formula="=[.$A4]+[.B4]">
            <text:p>2343</text:p>
          </table:table-cell>
        </table:table-row>
        <table:table-row table:style-name="ro2">
          <table:table-cell office:value-type="float" office:value="7484884" table:style-name="ce6">
            <text:p>7484884</text:p>
          </table:table-cell>
          <table:table-cell office:value-type="float" office:value="2015" table:style-name="ce6">
            <text:p>2015</text:p>
          </table:table-cell>
          <table:table-cell office:value-type="float" office:value="7486899" table:style-name="ce6" table:formula="=[.$A5]+[.B5]">
            <text:p>7486899</text:p>
          </table:table-cell>
        </table:table-row>
        <table:table-row table:style-name="ro2" table:number-rows-repeated="1048555">
          <table:table-cell/>
        </table:table-row>
      </table:table>
      <table:table table:name="Sheet2" table:style-name="ta1">
        <table:table-column table:style-name="co4" table:default-cell-style-name="ce7" table:number-columns-repeated="256"/>
        <table:table-row table:style-name="ro2" table:number-rows-repeated="65536">
          <table:table-cell table:number-columns-repeated="256"/>
        </table:table-row>
      </table:table>
      <table:table table:name="Sheet3" table:style-name="ta1">
        <table:table-column table:style-name="co4" table:default-cell-style-name="ce7" table:number-columns-repeated="256"/>
        <table:table-row table:style-name="ro2" table:number-rows-repeated="6553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48.000000000000000pt"/>
    </style:default-style>
    <style:default-style style:family="table-row">
      <style:table-row-properties style:row-height="12.100000000000000pt"/>
    </style:default-style>
    <style:default-style style:family="table-cell">
      <style:table-cell-properties style:vertical-align="bottom"/>
      <style:text-properties fo:color="#000000" fo:font-family="Sans" fo:font-size="10.000000000000000pt"/>
    </style:default-style>
    <style:style style:name="custom-style1" style:display-name="Gnumeric-default" style:family="table-cell">
      <style:table-cell-properties style:vertical-align="bottom"/>
      <style:text-properties fo:color="#000000" fo:font-family="Sans" fo:font-size="10.000000000000000pt"/>
    </style: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89999999999986pt" fo:page-width="595.279999999999973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/>
        </style:region-left>
        <style:region-center>
          <text:p>
   
   
   <text:sheet-name>???</text:sheet-name> 
  </text:p>
        </style:region-center>
        <style:region-right>
          <text:p/>
        </style:region-right>
      </style:header>
      <style:footer>
        <style:region-left>
          <text:p/>
        </style:region-left>
        <style:region-center>
          <text:p>
   
   
   <text:sheet-name>???</text:sheet-name>
   
   
   <text:page-number>1</text:page-number>  
  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4</meta:generator>
    <dc:title/>
    <meta:initial-creator>Unknown</meta:initial-creator>
    <meta:editing-cycles>10</meta:editing-cycles>
    <dc:date>2013-08-23T15:21:18</dc:date>
    <meta:creation-date>2013-08-23T13:38:40Z</meta:creation-date>
    <dc:creator>michiel</dc:creator>
    <meta:user-defined meta:name="email">michiel@nlnet.nl</meta:user-defined>
  </office:meta>
</office:document-meta>
</file>